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laCon, aktualnie największy kucykowy konwent w Europie, doczekał się kolejnej, piątej już edycji, która tradycyjnie odbyła się na przełomie lipca i sierpnia w Ludwigsburgu. Jako że byłem tam, chciałem podzielić się moimi doświadczeniami i odczuciami na temat niemieckiej imprezy.</text:p>
      <text:p text:style-name="P1">Wonsz</text:p>
      <text:p text:style-name="P1"/>
      <text:p text:style-name="P1"><text:span text:style-name="T1">Przygotowania i podróż</text:span></text:p>
      <text:p text:style-name="P1">Nim przejdę do właściwego opisu imprezy, czuję się zobowiązany poinformować o wszystkim, co towarzyszy podróży do Republiki Federalnej Niemiec, a bez czego nie da się normalnie funkcjonować na miejscu.</text:p>
      <text:p text:style-name="P1"/>
      <text:p text:style-name="P1">Pierwszą rzeczą, o jaką należy się zatroszczyć, to nocleg. To nie działa jak w Polsce, że wsiada się do jakiegoś środka lokomocji i jedzie na konwent, będąc zaopatrzonym w śpiwór i karimatę, które mają zwiększyć komfort snu na podłodze w sleeproomie. W Niemczech, podobnie jak na innych zachodnich konwentach, nie ma sleeproomów, załatwienie sobie noclegu leży w całości w gestii uczestnika.</text:p>
      <text:p text:style-name="P1"/>
      <text:p text:style-name="P1">Hotel najlepiej rezerwować już na początku roku, chwilę po ogłoszeniu terminu i miejsca. Wiedząc, kiedy zamierzamy odwiedzić Ludwigsburg, wyszukujemy odpowiedni dla nas hotel w jednym z serwisów do rezerwacji noclegu.</text:p>
      <text:p text:style-name="P1"/>
      <text:p text:style-name="P1">Kiedy już mamy potwierdzenie rezerwacji w hotelu, musimy zatroszczyć się o to, w jaki sposób dostaniemy się na miejsce. Możliwości jest sporo, możemy wybrać właściwie każdy środek transportu, za wyjątkiem statku. Ja osobiście zdecydowałem się na skorzystanie z usług przewoźnika autokarowego Sindbad, który ma bardzo rozbudowaną ofertę połączeń do Niemiec, wysoki standard pojazdów i obsługi, a przy tym cena jest całkiem przystępna, a co najważniejsze – z kilku miast w zachodniej Polsce realizowane są połączenia bezpośrednie do samego Stuttgartu.</text:p>
      <text:p text:style-name="P1"/>
      <text:p text:style-name="P1">Innym dobrym środkiem transportu jest samochód, który gwarantuje nam całkowitą niezależność od komunikacji miejskiej, a także pozwala wybrać dużo tańszy nocleg w sąsiednim Stuttgarcie (Ludwigsburg leży 10 minut jazdy pociągiem od tego miasta) w jednym z Gästehausów lub tanich hoteli. Wadą podróży samochodem jak fakt, że jest to opłacalny środek transportu dopiero przy 3, a najlepiej 4 osobach na pokładzie. W ten sposób koszt paliwa na głowę nie będzie za wysoki, a także jest szansa, że będzie miał nas kto zmienić za kierownicą, kiedy poczujemy się zmęczeni.</text:p>
      <text:p text:style-name="P1"/>
      <text:p text:style-name="P1">Ostatnimi możliwościami, jakie nam zostały, są samolot i pociąg. Samolot jest dość drogi, w dodatku ciężko o bezpośrednie połączenia z Polski do Stuttgartu, przeważnie musimy się przesiadać w Berlinie, Monachium lub Wiedniu. Z pociągami też jest problem. Najprościej jest pojechać do Berlina i tam wsiąść w pociąg jadący prosto do Stuttgartu. Cena jest podobna lub minimalnie wyższa od podróży autobusem, czas trwania też bardzo zbliżony, ale przesiadka jest koniecznością. W przypadku autokaru mamy połączenie bezpośrednie, więc można położyć się spać jeszcze w Polsce, a obudzić się już setki kilometrów od granicy Niemiec.</text:p>
      <text:p text:style-name="P1"/>
      <text:p text:style-name="P1">No dobrze, po tym przydługim opisie opcji transportowych przechodzimy do kupna wejściówki na konwent. Jest ona tak daleko w kolejności, gdyż nie jest priorytetem, o ile nie <text:soft-page-break/>chcemy kupić wersji kolekcjonerskiej. W ostateczności bilet można kupić na miejscu w dniu imprezy, za to miejsca w hotelach i środkach transportu mogą zostać wykupione, dlatego kolejność jest taka, a nie inna. Kiedy mamy już załatwiony nocleg, transport i bilet na konwent, należy pomyśleć o innych rzeczach, które może nie są niezbędne, ale są przydatne. </text:p>
      <text:p text:style-name="P1"/>
      <text:p text:style-name="P1">Jedną z takich rzeczy jest Europejska Karta Ubezpieczenia Zdrowotnego (w skrócie EKUZ). Oczywiście każdy zakłada, że podczas pobytu nic mu się nie stanie, ale wypadki chodzą po ludziach, dlatego warto mieść przy sobie dodatkowe zabezpieczenie, które w dodatku jest darmowe. W dużym uproszczeniu – karta jest potwierdzeniem, że jesteśmy objęci ubezpieczeniem zdrowotnym w Polsce i jeśli zdarzy się nam jakiś wypadek, nie zostaniemy pociągnięci do odpowiedzialności finansowej za udzieloną nam pomoc medyczną.</text:p>
      <text:p text:style-name="P1"/>
      <text:p text:style-name="P1">Ostatnią rzeczą, o jaką koniecznie musimy zadbać, są pieniądze. Każdy ma inne potrzeby, więc powinien zabrać ze sobą odpowiednią ich ilość, dostosowaną do siebie. Minimum, jakie trzeba mieć na pokrycie wydatków, komunikację miejską czy jedzenie, to 50-60 euro. NIC więcej za to nie kupimy. Jest to kwota, jaka wystarczy na kupienie biletów na metro lub pociąg z lotniska w Stuttgarcie do Ludwigsburga (dotyczy autobusów i samolotów, lotnisko to tak naprawdę wielki węzeł komunikacyjny, łączący w sobie dworzec autobusowy, kolejowy, metro, zjazd na autostradę i lotnisko) oraz na jedzenie na 4 dni (przy założeniu, że przyjedziecie w piątek i zostaniecie do poniedziałku). Prawdopodobnie zostanie wam jeszcze kilka, może nawet kilkanaście euro, ale celowo zawyżyłem kwotę minimalną – nie możecie zostać w obcym kraju bez środków do życia, zwłaszcza jeśli nie planujecie zabrać ze sobą karty do bankomatu.</text:p>
      <text:p text:style-name="P1"/>
      <text:p text:style-name="P1">By móc kupić sobie coś na GalaConie, potrzeba kolejnych 50 euro. Można kupić sobie za to parę drobiazgów i zostanie na kilka autografów. Zaszaleć można dopiero powyżej 100 euro, choć nadal możemy pozwolić sobie na drobiazgi, oczywiście na większą ich ilość, lub coś większego, jak koszulka czy figurka i coś małego do tego. Zasada jest prosta, im więcej pieniędzy masz, tym więcej fajnych fantów można sobie kupić. To jest kwestia indywidualna, czy ktoś zadowoli się jakimiś małymi gadżetami, których w Polsce i tak nie ma, czy koniecznie musi przywieźć z Niemiec coś za grube dziesiątki czy setki euro, by mieć szacunek wśród kucyków na dzielni.</text:p>
      <text:p text:style-name="P1"/>
      <text:p text:style-name="P1"><text:span text:style-name="T1">Dzień 1</text:span></text:p>
      <text:p text:style-name="P1">Każdego, kto przetrwał ten długi i nudny wstęp, czeka nagroda, bo oto przechodzimy do relacji z dnia pierwszego, w moim przypadku był to piątek 29 lipca. Etap podróży po Polsce, który miał miejsce dzień wcześniej, pomijam, będę opisywać jedynie pobyt w Niemczech.</text:p>
      <text:p text:style-name="P1"/>
      <text:p text:style-name="P1">Chwilę po godzinie 7 mój autokar zajechał na dworzec autobusowy na lotnisku pod Stuttgartem. Po odebraniu mojego bagażu ruszyłem w stronę stacji metra, Okazało się, że nie byłem jedynym, który zmierzał w kierunku Ludwigsburga. Było nas troje, jedna dziewczyna, która jechała do pracy dalej w głąb Niemiec i jeden chłopak, który, jak się potem okazało, również był bronym i zmierzał na GalaCon. Jazda do Stuttgartu upłynęła nam na rozmowie o fandomie i samym konwencie. Po przyjeździe poszliśmy na krótkie zwiedzanie miasta, ponieważ było jeszcze wcześnie rano, a ja miałem jeszcze kilka godzin, zanim mogłem w ogóle odebrać rezerwację w hotelu. Po obskoczeniu wszystkich bardziej znaczących zabytków i obiektów godnych uwagi musieliśmy się rozdzielić, gdyż mój ciężki <text:soft-page-break/>plecak dawał mi się we znaki po kilkugodzinnej wędrówce, a mój nowo poznany kolega musiał wrócić się na lotnisko odebrać przyjaciela z Wielkiej Brytanii. Ja wsiadłem w pociąg do Ludwigsburga, który dotarł na miejsce po 10 minutach jazdy. Na miejscu raczej standardowo – jakieś jedzenie, pierwsze rozeznanie się w mieście i opracowanie wstępnej trasy z Forum am Schlosspark, gdzie odbywał się konwent, aż do hotelu. Popołudnie spędziłem w hotelowym łóżku, odsypiając ponad 10 godzin jazdy. W końcu nadszedł wieczór, a wraz z nim pora, kiedy miałem spotkać się z jednym z nielicznych bronies z Polski, a był to _TK_. Miejscem naszego spotkania był irlandzki pub, gdzie tradycyjnie w noc poprzedzającą i każdą następną w czasie trwania konwentu spotykają się fani serialu. Nie powiem, dość ciekawa tradycja, zwłaszcza dla mnie to było nowe doświadczenie, gdyż z racji dopiero niedawno nabytej pełnoletności nie miałem nigdy okazji zabawić w pubie dłużej niż chwilę. W miedzyczasie spotkaliśmy kolejnego Polaka, tym razem był to Paweł z Łódzkiego Stada. Resztę wieczoru spędziliśmy, siedząc we trójkę, słuchając muzyki fandomowej puszczanej z bass cannonów i wyrażając swój zachwyt nad szerokim wachlarzem gadżetów z MLP, których w Polsce nie sposób zobaczyć. Czasem na chwilę ktoś zupełnie obcy się dosiadał, by wznieść z nami toast i chwilę porozmawiać na przeróżne tematy, po czym odchodził równie nagle, jak się pojawił. Jako że dla mnie i Pawła był to pierwszy GalaCon, to _TK_, dla którego miał to być czwarty konwent w Ludwigsburgu, postanowił udzielić nam kilku wskazówek, co i jak, by uniknąć robienia zamieszania w dniu następnym. Na tym zakończyliśmy dzień i bogatszy w nową wiedzę, udałem się do hotelu.</text:p>
      <text:p text:style-name="P1"/>
      <text:p text:style-name="P1"><text:span text:style-name="T1">Dzień 2</text:span></text:p>
      <text:p text:style-name="P1">Sobota, 30 lipca. To był ten dzień, w którym miałem zasmakować GalaConu w pełnej okazałości. Pierwszym punktem na mojej trasie na miejsce był dworzec kolejowy, pod którym była zarządzona zbiórka Polaków przed wyruszeniem na konwent. Pierwszy na miejsce przybył Paweł, ja chwilę po nim. Na _TK_’a było dane nam czekać jeszcze kilkanaście minut, ale w końcu i on się zjawił, przyprowadzając ze sobą Wingbeata, niemieckiego muzyka fandomowego. Po kilku minutach spokojnego spaceru byliśmy już na miejscu. Byłem w tym samym miejscu dzień wcześniej, ale wtedy bronies kręciło się tam niewielu, tego dnia było zupełnie inaczej. Moim oczom ukazała się grupa kilkuset fanów kucyków, którzy zdążyli już sformować całkiem długą kolejkę do akredytacji, a było wtedy jeszcze wcześnie rano. Największa fala miała dopiero nadejść, dlatego czym prędzej zajęliśmy miejsce w kolejce, choć gdybyśmy tego nie zrobili od razu, wielka krzywda by się nam nie stała. GalaCon dysponował bardzo wydajnym systemem akredytacji, dzięki czemu pokonaliśmy 50 metrów, które dzieliły nas od drzwi wejściowych, w jakieś 15 minut, przy czym część czasu staliśmy w miejscu, ponieważ akredytacja nie była jeszcze otwarta. Po przekroczeniu pierwszych drzwi znaleźliśmy się w holu wejściowym, czekając na otwarcie drzwi oddzielających nas od właściwej części budynku. W tym czasie można było podpisać swój identyfikator czy też pobrać naklejkę z flagą kraju, w języku którego się porozumiemy. Niestety, naklejek z polską flagą nie było, dostępne były jedynie nalepki z flagami Niemiec, Wielkiej Brytanii i Francji, choć co sprytniejsi Holendrzy przyklejali na identyfikatory francuskie naklejki obrócone w lewo pod kątem 90 stopni, uzyskując barwy swojej flagi.</text:p>
      <text:p text:style-name="P1"/>
      <text:p text:style-name="P1">Po kilkunastu minutach spędzonych w holu w końcu otwarto drzwi do głównego korytarza, przyozdobionego serpentynami i balonami ze względu na motyw urodzinowy towarzyszący piątej edycji konwentu. W korytarzu tym znajdowały się na całej jego długości sklepiki z prawdziwymi arcydziełami. Już wtedy myślałem, że to bardzo duża ilość wystawców jak na taki konwent, ale jak się okazało, nie miałem pełnego obrazu sytuacji, ponieważ piętro wyżej <text:soft-page-break/>znajdowało się drugie tyle sklepików, o czym dowiedziałem się dopiero po kilku minutach zwiedzania obiektu, który jest bardzo duży i nowoczesny. Imponujące pierwsze wrażenie wywarte przez sklepiki potęgowały takie dodatki, jak obecne w całym budynku telewizory, na których można było obejrzeć stream z aktualnie odbywającej się atrakcji w sali głównej. Nie zabrakło też kilku punktów gastronomicznych (w tym restauracji), punktów medycznych czy sal do karaoke, gier wideo i CCG.</text:p>
      <text:p text:style-name="P1"/>
      <text:p text:style-name="P1">Kiedy już zapoznałem się z układem sal w budynku, warto byłoby już pójść na jakąś atrakcję i tu nastąpił pierwszy zgrzyt. W porównaniu z imponującymi liczbami godzin atrakcji na konwentach typu MLK, Vistulian, czy MEC, które zbliżały się czasami do setki, to plan GalaConu był bardziej niż biedny.</text:p>
      <text:p text:style-name="P1"/>
      <text:p text:style-name="P1">Pony Jeopardy? (rodzaj wiedzówki na temat serialu) – nie, nudzi mnie patrzenie, jak inni rywalizują o punkty, zgadując tytuły odcinków. Sesja autografowa? – <text:s/>pół konwentu się tam zwaliło, pójdę jutro, jak będzie mniejsze obłożenie. Animacja? Panel poświęcony Dramatic Reading? – nie, to nie dla mnie. Stanęło na tym, że przez pierwszych kilka godzin nie miałem co ze sobą zrobić, więc ruszyłem na zakupy. Przy okazji dowiedziałem się, jakie panuje podejście po prelekcji na GalaConie. Jest ich mało, ale obejmują szeroką gamę tematów, a co najważniejsze, są prowadzone przez osoby zajmujące się tym na co dzień i mające jakieś osiągniecia na tym polu, dlatego nie ma mowy, aby panel o produkcji muzyki poprowadził ktoś, kto zaczął kleić bity w FL Studio na 3 tygodnie przed GalaConem. Mała ilość atrakcji ma też tę zaletę, że można spokojnie wyskoczyć w trakcie konwentu na obiad w mieście i nie musimy się martwić, że ucieknie nam jakiś fajny panel, bo ze wszystkim wyrobimy się w przerwie między atrakcjami, które są tak spasowane, aby w jak największej ilości sal była przerwa w tym samym momencie.</text:p>
      <text:p text:style-name="P1"/>
      <text:p text:style-name="P1">Nie wiedząc, co ze sobą zrobić, ruszyłem na zakupy, podczas których zaopatrzyłem się w dwa nieśmiertelniki, koszulkę i obrazek. Na resztę asortymentu dostępnego u sprzedawców mogłem jedynie popatrzeć, gdyż skończyły mi się pieniądze przeznaczone na sobotę. Pochodziłem jeszcze przez chwilę po obiekcie, odwiedzając między innymi salę karaoke. Sprzęt ani upodobania muzyczne zachodnich bronies nie różniły się specjalnie od tego, co mamy w Polsce, no, może poza tym, że tam śpiewa się wyłącznie piosenki z serialu i filmów Equestria Girls. W sali karaoke było coś jeszcze, co przykuło moją uwagę. Mianowicie był to baner My Little Karaoke z podpisami muzyków, którzy odwiedzili GalaCon w ciągu jego historii trwającej już pół dekady. Ogarnął mnie lekki smutek, kiedy spostrzegłem, jak wielu twórców, którzy złożyli podpisy, całkowicie wyparowało z fandomu, a także dało mi do myślenia na temat tegorocznych muzyków goszczących na konwencie, ale rozwinę moją myśl za chwilę.</text:p>
      <text:p text:style-name="P1"/>
      <text:p text:style-name="P1">Reszta dnia minęła mi na rozmowach z pozostałymi Polakami z ekipy, byłem na kilku panelach, w tym na tych z gośćmi specjalnymi, takimi jak Rebbeca Shoichet i Anneli Heed. Po zakończeniu dziennego bloku atrakcji nastąpiła przerwa, w czasie której większość wystawców schowała lub w inny sposób zabezpieczyła swój towar, podłogi zostały uprzątnięte i przygotowano się na Gala Ball i Gala Party. Czym były wymienione przeze mnie atrakcje? Pierwsza to bal, ale taki prawdziwy bal, więc również obowiązywał odpowiedni strój galowy, dozwolony był też cosplay. Party to natomiast kucyki, lasery i głośna muzyka, czyli fandomowa dyskoteka. Nie było żadnych ograniczeń co do ubioru. Party był właśnie czasem koncertów licznych gości ze świata muzyki fandomu, choć w tym <text:soft-page-break/>roku przybyli w znacznie mniejszej ilości, a ich poziom był też dyskusyjny, a przynajmniej ja odniosłem takie wrażenie. W poprzednich latach grały takie osoby jak Blaze, The Living Tombstone czy Michelle Creber i Black Gryph0n, a także wielu innych. W tym roku dostaliśmy ludzi takich jak MC-Arch, raper z Holandii, Wingbeat i 174UDSI. Był jeszcze jeden DJ, którego ksywki nie było dane mi poznać. Każdy chyba przyzna, że już na pierwszy rzut oka widać, że to zupełnie inna liga w porównaniu do lat ubiegłych. Mimo wszystko dobrze bawiłem się na imprezie. Podobnie jak w całym fandomie, przeważała muzyka elektroniczna w wielu różnych odmianach. Choć fanem nie jestem, to nie wyobrażam sobie dyskoteki bez „Party With Pinkie” od Alexa S. czy mocnego, elektornicznego remixu „Hooves Up High” od Silvy Hounda. Najbardziej ucieszyła mnie obecność MC-Archa na scenie, ponieważ jest reprezentantem mojego ulubionego gatunku muzycznego. Nie mogę powiedzieć, żebym lubił jego muzykę, znam kilka kawałków, są w większości średnie, ale lepsze to niż nic, bo takich gigantów kucykowej rap sceny jak MicTheMicrophone, iBringDaLULZ, albo Yelling At Cats już nie uświadczymy na konwentach, więc wziąłem, co dali.</text:p>
      <text:p text:style-name="P1"/>
      <text:p text:style-name="P1">Po koncertach nadeszła pora na opuszczenie budynku. Przed wyjściem skoczyłem jeszcze szybko na wystawę pluszaków uczestników konwentu, która była w tym roku rekordowa. Zwykle liczba pluszaków oscylowała wokół setki. W tym roku było ich dokładnie 476. Ustawione wszystkie na stołach i na podłodze pod nimi, robiły wrażenie. Znalazłoby się tam pluszaka właściwie każdej postaci i to w kilku rozmiarach. Jednak największe wrażenie wywarła na mnie Celestia w zbroi. To był pluszak z gatunku tych, o których opowiada się miesiącami na meetach w Polsce.</text:p>
      <text:p text:style-name="P1"/>
      <text:p text:style-name="P1">Po pierwszym dniu konwentu zgodnie z tradycją udałem się do pubu irlandzkiego, w którym siedziałem kilka godzin. Tłok był jeszcze większy niż dzień wcześniej. Były poważne problemy z miejscem do siedzenia. Szczęśliwie udało nam się dorwać jakiś stolik mający akurat 3 krzesła obok siebie, których potem nie odstępowaliśmy na krok. Miałem okazję poznać kilku miłych Niemców, popatrzeć na próby budowy wież z pluszaków, a także porobić zdjęcia bronym biorącym udział w sesji zdjęciowej z flagami swoich państw. Zmuszony potrzebą snu udałem się do mojego hotelu.</text:p>
      <text:p text:style-name="P1"/>
      <text:p text:style-name="P1"><text:span text:style-name="T1">Dzień 3</text:span></text:p>
      <text:p text:style-name="P1">Drugi i ostatni dzień konwentu. Wszystko zaczęło się zasadniczo tak samo. Zbiórka pod dworcem i spacer w kierunku Forum. Ze względu na mniejszą liczbę atrakcji niż w sobotę, zamiast wejść do jakiejś sali prelekcyjnej, postanowiłem pochodzić po placu przed budynkiem, na którym odpoczywały tłumy bronies na ławkach i na trawniku obok budynku. Po jakimś czasie ruszyłem do środka budynku, gdzie w pewnym momencie jeden z uczestników w genialnym cosplayu jedego z Wonderboltów zapytał mnie, gdzie znajduje się pewna sala. W odpowiedzi usłyszałem bezbłędnie wypowiedziane „Dziękuję”. Tak mnie to zaskoczyło, że aż kazałem mu się zatrzymać i zaczęliśmy rozmowę w języku polskim. Jak się okazało, mój rozmówca pochodził z Gdańska, jednak na konwent przyleciał z odległego Dubaju, gdzie na co dzień mieszka i pracuje. W trakcie rozmowy dowiedziałem się, jak wygląda fandom w Emiratach, a raczej nie wygląda, bo go zwyczajnie nie ma. Z czasem dołączył do nas _TK_, który wypatrzył mnie w tłumie, a także amerykański brony Dustykatt, który podszedł, by zrobić sobie zdjęcie z moim nowym kolegą z Dubaju, ponieważ również był przebrany za Wonderbolta. Po kilkudziesięciu minutach rozmowy ruszyłem dalej, by porobić kilka zdjęć, ponagrywać trochę, udało mi się nawet zamienić kilka słów z reporterem <text:soft-page-break/>Horse News, może to nie to samo co Equestria Daily, ale zawsze można było wymienić się doświadczeniami. Obskoczyłem sale prelekcyjne w poszukiwaniu czegoś ciekawego, ale ostatecznie skończyłem w sali głównej, gdzie zostałem już do końca. </text:p>
      <text:p text:style-name="P1"/>
      <text:p text:style-name="P1">Chwilę przed ostatnią atrakcją dnia, czyli aukcją, dołączył do mnie _TK_, jednak przyszedł sam, ponieważ trzeci człowiek naszej ekipy musiał ruszać dalej w trasę na wakacje. W końcu wybiła godzina 15 i aukcja będąca punktem kulminacyjnym całego konwentu w końcu się rozpoczęła. Ogromna ilość fantów do zlicytowania rysowała przed nami ponad 2 godzin widowiska, w którym największą rolę grały pieniądze. </text:p>
      <text:p text:style-name="P1"/>
      <text:p text:style-name="P1">Gadżety były najróżniejsze, najbardziej w pamięć zapadły mi rzeczy z PonyCon Japan 2015, ponieważ były unikatowe i zupełnie inne od tego, co mamy na konwentach w Europie. Zlicytowano też ręcznie robiony dywan z motywami z sezonu drugiego, płytę z soundtrackiem GalaConu, obrazki, ręcznie robione figurki, nawet można było wygrać plakat z podpisami gości specjalnych z Pony Congress 2016, a także rysunek Pingwinowej – polskiej rysowniczki fandomowej. Ceny wahały się mocno, od kilkudziesięciu do kilku tysięcy euro w zależności od kalibru licytowanej rzeczy. Muszę przyznać, że bardzo dużo na pozór pospolitych przedmiotów szło za grube setki euro, czasem przebijając granicę tysiąca. Tradycyjnie sprzedano kapelusz Perry, która była prowadzącą, nawet Dustykatt, który włączył się w prowadzenie licytacji, oddał swoją czapkę. </text:p>
      <text:p text:style-name="P1"/>
      <text:p text:style-name="P1">Po ponad dwóch godzinach przekrzykiwania się przez uczestników chcących podbić stawkę nadeszła pora na ostatnią rzecz, która miała być sprzedana tamtego dnia, a mianowicie baner imprezy z podpisami tegorocznych gości zaproszonych na konwent. Od 2013 roku tradycją było, że to właśnie baner osiąga największą cenę. Innym stałym elementem końcówki aukcji była walka o to, gdzie powędruje baner, bowiem tutaj od zawsze Niemcy konkurują ze Szwajcarami, czy baner zostanie w Niemczech, czy też Szwajcarzy wywiozą go w Alpy.</text:p>
      <text:p text:style-name="P1"/>
      <text:p text:style-name="P1">Na początku wszystko szło dobrze, ludzie dokładali kolejne setki euro, byle tylko wygrać baner, jednak im wyższa była cena, tym dłużej trzeba było czekać na podbicie stawki. Powodem były pieniądze, a konkretniej ich brak. We wcześniejszej fazie aukcji sprzedano rekordową ilość fantów za ceny podchodzące pod tysiąc euro, co skutecznie wyczyściło portfele uczestników. Ostatecznie baner poszedł za 900 euro, ustępując po latach z pozycji najdroższej rzeczy licytowanej na GalaConie. Pałeczkę przejął wcześniej wspomniany dywan, który poszedł za 2000 euro. Gdyby ktoś był ciekawy, to w tym roku bitwę o baner wygrali Szwajcarzy.</text:p>
      <text:p text:style-name="P1"/>
      <text:p text:style-name="P1">W płynny sposób aukcja przeszła w podsumowanie konwentu. Na scenę wyszli wszyscy organizatorzy, helperzy, goście specjalni i inne osoby zaangażowane w organizację GalaConu. Z ust organizatorów padały raczej standardowe słowa podziękowania dla gości i uczestników za to, że tak tłumnie przybyli. Zapowiedziano również, że jeśli będzie dalsze zainteresowanie konwentem, to doczekamy się przyszłorocznej edycji. Po tym rozległy się gromkie brawa od zgromadzonej widowni.</text:p>
      <text:p text:style-name="P1"/>
      <text:p text:style-name="P1">W tym momencie było już po konwencie. Wszyscy ruszyli w kierunku wyjścia z sali i dalej przed budynek, gdzie spora część uczestników ustawiła się do zdjęcia końcowego. Potem jeszcze przez kilka minut śpiewano piosenki z serialu, grupy bronies z różnych państw <text:soft-page-break/>pozowały do zdjęć ze swoimi flagami czy też zrobiono miniwystawę pluszaków uczestników. Potem obiekt zaczął pustoszeć, więc również ruszyliśmy z _TK_’em do hoteli, by przygotować się na afterparty w pubie. Mógłbym jeszcze trochę napisać o ostatnim wieczorze z bronies w Ludwigsburgu, jednak nie różnił się on od każdego wieczoru w pubie podczas GalaConu poza tym, że tej ostatniej nocy było jeszcze więcej ludzi, więcej jedzenia i picia, a całość trwała znacznie dłużej.</text:p>
      <text:p text:style-name="P1"/>
      <text:p text:style-name="P1">Wyjazd na GalaCon uważam za bardzo udany. Była to doskonała okazja do złapania świeżego powietrza dla każdego, kto czuje się nieco wypalony w swojej sympatii do kucyków. Bronies z całego świata, którzy przyjechali do Niemiec na konwent, potrafili dać niezłego kopa pozytywnej energii. GalaCon to świetna okazja na poszerzenie swoich horyzontów, poznanie bronies z zupełnie innych kultur, którzy mają nieco inne spojrzenie na fandom niż my tutaj w Polsce. Impreza była w zupełnie innym stylu niż nasze polskie konwenty, co może wywoływać zdziwienie, kiedy spojrzymy na plan atrakcji. Jedyne, do czego mogę się tak naprawdę przyczepić, to goście, którzy wypadali blado w porównaniu z osobami goszczącymi w latach ubiegłych.</text:p>
      <text:p text:style-name="P1"/>
      <text:p text:style-name="P1">Nie można też zapominać, że Niemcy to piękny i nowoczesny kraj, dlatego wyjazd na konwent do Ludwigsburga posiada pewne walory turystyczne. Żeby daleko nie szukać – Ludwigsburg. GalaCon odbywa się na Forum am Schlosspark, czyli w wolnym tłumaczeniu z niemieckiego na forum w parku zamkowym i to właśnie tytułowy zamek jest największą atrakcją turystyczną. Budynek z zewnątrz wygląda jak jeden z pałaców w Pradze albo w Wiedniu z czasów Habsburgów, tylko radzę uważnie czytać tabliczki informacyjne, gdyż przy wejściu znajdują się bramki, za to wyjście nie jest niczym zastawione. My z _TK_’em weszliśmy wyjściem, a chcieliśmy wyjść wejściem, czym o mało nie sprowadziliśmy na siebie kłopotów za nieuprawnione wejście na teren zamku. Również stojące w centrum kamienice z różnych epok będą nie lada gratką dla fana niemieckiej architektury. Również sąsiedni Stuttgart ma liczne zabytki warte zobaczenia.</text:p>
      <text:p text:style-name="P1"/>
      <text:p text:style-name="P1">Grafiki:</text:p>
      <text:p text:style-name="P1">Baner: <text:a xlink:type="simple" xlink:href="https://drive.google.com/file/d/0BxmOftu03uZxbk1nSUtOUzk4ZlU/view?usp=sharing" text:style-name="Internet_20_link" text:visited-style-name="Visited_20_Internet_20_Link">https</text:a><text:a xlink:type="simple" xlink:href="https://drive.google.com/file/d/0BxmOftu03uZxbk1nSUtOUzk4ZlU/view?usp=sharing" text:style-name="Internet_20_link" text:visited-style-name="Visited_20_Internet_20_Link">://</text:a><text:a xlink:type="simple" xlink:href="https://drive.google.com/file/d/0BxmOftu03uZxbk1nSUtOUzk4ZlU/view?usp=sharing" text:style-name="Internet_20_link" text:visited-style-name="Visited_20_Internet_20_Link">drive</text:a><text:a xlink:type="simple" xlink:href="https://drive.google.com/file/d/0BxmOftu03uZxbk1nSUtOUzk4ZlU/view?usp=sharing" text:style-name="Internet_20_link" text:visited-style-name="Visited_20_Internet_20_Link">.</text:a><text:a xlink:type="simple" xlink:href="https://drive.google.com/file/d/0BxmOftu03uZxbk1nSUtOUzk4ZlU/view?usp=sharing" text:style-name="Internet_20_link" text:visited-style-name="Visited_20_Internet_20_Link">google</text:a><text:a xlink:type="simple" xlink:href="https://drive.google.com/file/d/0BxmOftu03uZxbk1nSUtOUzk4ZlU/view?usp=sharing" text:style-name="Internet_20_link" text:visited-style-name="Visited_20_Internet_20_Link">.</text:a><text:a xlink:type="simple" xlink:href="https://drive.google.com/file/d/0BxmOftu03uZxbk1nSUtOUzk4ZlU/view?usp=sharing" text:style-name="Internet_20_link" text:visited-style-name="Visited_20_Internet_20_Link">com</text:a><text:a xlink:type="simple" xlink:href="https://drive.google.com/file/d/0BxmOftu03uZxbk1nSUtOUzk4ZlU/view?usp=sharing" text:style-name="Internet_20_link" text:visited-style-name="Visited_20_Internet_20_Link">/</text:a><text:a xlink:type="simple" xlink:href="https://drive.google.com/file/d/0BxmOftu03uZxbk1nSUtOUzk4ZlU/view?usp=sharing" text:style-name="Internet_20_link" text:visited-style-name="Visited_20_Internet_20_Link">file</text:a><text:a xlink:type="simple" xlink:href="https://drive.google.com/file/d/0BxmOftu03uZxbk1nSUtOUzk4ZlU/view?usp=sharing" text:style-name="Internet_20_link" text:visited-style-name="Visited_20_Internet_20_Link">/</text:a><text:a xlink:type="simple" xlink:href="https://drive.google.com/file/d/0BxmOftu03uZxbk1nSUtOUzk4ZlU/view?usp=sharing" text:style-name="Internet_20_link" text:visited-style-name="Visited_20_Internet_20_Link">d</text:a><text:a xlink:type="simple" xlink:href="https://drive.google.com/file/d/0BxmOftu03uZxbk1nSUtOUzk4ZlU/view?usp=sharing" text:style-name="Internet_20_link" text:visited-style-name="Visited_20_Internet_20_Link">/0</text:a><text:a xlink:type="simple" xlink:href="https://drive.google.com/file/d/0BxmOftu03uZxbk1nSUtOUzk4ZlU/view?usp=sharing" text:style-name="Internet_20_link" text:visited-style-name="Visited_20_Internet_20_Link">BxmOftu</text:a><text:a xlink:type="simple" xlink:href="https://drive.google.com/file/d/0BxmOftu03uZxbk1nSUtOUzk4ZlU/view?usp=sharing" text:style-name="Internet_20_link" text:visited-style-name="Visited_20_Internet_20_Link">03</text:a><text:a xlink:type="simple" xlink:href="https://drive.google.com/file/d/0BxmOftu03uZxbk1nSUtOUzk4ZlU/view?usp=sharing" text:style-name="Internet_20_link" text:visited-style-name="Visited_20_Internet_20_Link">uZxbk</text:a><text:a xlink:type="simple" xlink:href="https://drive.google.com/file/d/0BxmOftu03uZxbk1nSUtOUzk4ZlU/view?usp=sharing" text:style-name="Internet_20_link" text:visited-style-name="Visited_20_Internet_20_Link">1</text:a><text:a xlink:type="simple" xlink:href="https://drive.google.com/file/d/0BxmOftu03uZxbk1nSUtOUzk4ZlU/view?usp=sharing" text:style-name="Internet_20_link" text:visited-style-name="Visited_20_Internet_20_Link">nSUtOUzk</text:a><text:a xlink:type="simple" xlink:href="https://drive.google.com/file/d/0BxmOftu03uZxbk1nSUtOUzk4ZlU/view?usp=sharing" text:style-name="Internet_20_link" text:visited-style-name="Visited_20_Internet_20_Link">4</text:a><text:a xlink:type="simple" xlink:href="https://drive.google.com/file/d/0BxmOftu03uZxbk1nSUtOUzk4ZlU/view?usp=sharing" text:style-name="Internet_20_link" text:visited-style-name="Visited_20_Internet_20_Link">ZlU</text:a><text:a xlink:type="simple" xlink:href="https://drive.google.com/file/d/0BxmOftu03uZxbk1nSUtOUzk4ZlU/view?usp=sharing" text:style-name="Internet_20_link" text:visited-style-name="Visited_20_Internet_20_Link">/</text:a><text:a xlink:type="simple" xlink:href="https://drive.google.com/file/d/0BxmOftu03uZxbk1nSUtOUzk4ZlU/view?usp=sharing" text:style-name="Internet_20_link" text:visited-style-name="Visited_20_Internet_20_Link">view</text:a><text:a xlink:type="simple" xlink:href="https://drive.google.com/file/d/0BxmOftu03uZxbk1nSUtOUzk4ZlU/view?usp=sharing" text:style-name="Internet_20_link" text:visited-style-name="Visited_20_Internet_20_Link">?</text:a><text:a xlink:type="simple" xlink:href="https://drive.google.com/file/d/0BxmOftu03uZxbk1nSUtOUzk4ZlU/view?usp=sharing" text:style-name="Internet_20_link" text:visited-style-name="Visited_20_Internet_20_Link">usp</text:a><text:a xlink:type="simple" xlink:href="https://drive.google.com/file/d/0BxmOftu03uZxbk1nSUtOUzk4ZlU/view?usp=sharing" text:style-name="Internet_20_link" text:visited-style-name="Visited_20_Internet_20_Link">=</text:a><text:a xlink:type="simple" xlink:href="https://drive.google.com/file/d/0BxmOftu03uZxbk1nSUtOUzk4ZlU/view?usp=sharing" text:style-name="Internet_20_link" text:visited-style-name="Visited_20_Internet_20_Link">sharing</text:a></text:p>
      <text:p text:style-name="P1">źródło: własne</text:p>
      <text:p text:style-name="P1"/>
      <text:p text:style-name="P1">Obrazek 1: <text:a xlink:type="simple" xlink:href="https://drive.google.com/file/d/0BxmOftu03uZxcjk2azJjUTduQ28/view?usp=sharing" text:style-name="Internet_20_link" text:visited-style-name="Visited_20_Internet_20_Link">https</text:a><text:a xlink:type="simple" xlink:href="https://drive.google.com/file/d/0BxmOftu03uZxcjk2azJjUTduQ28/view?usp=sharing" text:style-name="Internet_20_link" text:visited-style-name="Visited_20_Internet_20_Link">://</text:a><text:a xlink:type="simple" xlink:href="https://drive.google.com/file/d/0BxmOftu03uZxcjk2azJjUTduQ28/view?usp=sharing" text:style-name="Internet_20_link" text:visited-style-name="Visited_20_Internet_20_Link">drive</text:a><text:a xlink:type="simple" xlink:href="https://drive.google.com/file/d/0BxmOftu03uZxcjk2azJjUTduQ28/view?usp=sharing" text:style-name="Internet_20_link" text:visited-style-name="Visited_20_Internet_20_Link">.</text:a><text:a xlink:type="simple" xlink:href="https://drive.google.com/file/d/0BxmOftu03uZxcjk2azJjUTduQ28/view?usp=sharing" text:style-name="Internet_20_link" text:visited-style-name="Visited_20_Internet_20_Link">google</text:a><text:a xlink:type="simple" xlink:href="https://drive.google.com/file/d/0BxmOftu03uZxcjk2azJjUTduQ28/view?usp=sharing" text:style-name="Internet_20_link" text:visited-style-name="Visited_20_Internet_20_Link">.</text:a><text:a xlink:type="simple" xlink:href="https://drive.google.com/file/d/0BxmOftu03uZxcjk2azJjUTduQ28/view?usp=sharing" text:style-name="Internet_20_link" text:visited-style-name="Visited_20_Internet_20_Link">com</text:a><text:a xlink:type="simple" xlink:href="https://drive.google.com/file/d/0BxmOftu03uZxcjk2azJjUTduQ28/view?usp=sharing" text:style-name="Internet_20_link" text:visited-style-name="Visited_20_Internet_20_Link">/</text:a><text:a xlink:type="simple" xlink:href="https://drive.google.com/file/d/0BxmOftu03uZxcjk2azJjUTduQ28/view?usp=sharing" text:style-name="Internet_20_link" text:visited-style-name="Visited_20_Internet_20_Link">file</text:a><text:a xlink:type="simple" xlink:href="https://drive.google.com/file/d/0BxmOftu03uZxcjk2azJjUTduQ28/view?usp=sharing" text:style-name="Internet_20_link" text:visited-style-name="Visited_20_Internet_20_Link">/</text:a><text:a xlink:type="simple" xlink:href="https://drive.google.com/file/d/0BxmOftu03uZxcjk2azJjUTduQ28/view?usp=sharing" text:style-name="Internet_20_link" text:visited-style-name="Visited_20_Internet_20_Link">d</text:a><text:a xlink:type="simple" xlink:href="https://drive.google.com/file/d/0BxmOftu03uZxcjk2azJjUTduQ28/view?usp=sharing" text:style-name="Internet_20_link" text:visited-style-name="Visited_20_Internet_20_Link">/0</text:a><text:a xlink:type="simple" xlink:href="https://drive.google.com/file/d/0BxmOftu03uZxcjk2azJjUTduQ28/view?usp=sharing" text:style-name="Internet_20_link" text:visited-style-name="Visited_20_Internet_20_Link">BxmOftu</text:a><text:a xlink:type="simple" xlink:href="https://drive.google.com/file/d/0BxmOftu03uZxcjk2azJjUTduQ28/view?usp=sharing" text:style-name="Internet_20_link" text:visited-style-name="Visited_20_Internet_20_Link">03</text:a><text:a xlink:type="simple" xlink:href="https://drive.google.com/file/d/0BxmOftu03uZxcjk2azJjUTduQ28/view?usp=sharing" text:style-name="Internet_20_link" text:visited-style-name="Visited_20_Internet_20_Link">uZxcjk</text:a><text:a xlink:type="simple" xlink:href="https://drive.google.com/file/d/0BxmOftu03uZxcjk2azJjUTduQ28/view?usp=sharing" text:style-name="Internet_20_link" text:visited-style-name="Visited_20_Internet_20_Link">2</text:a><text:a xlink:type="simple" xlink:href="https://drive.google.com/file/d/0BxmOftu03uZxcjk2azJjUTduQ28/view?usp=sharing" text:style-name="Internet_20_link" text:visited-style-name="Visited_20_Internet_20_Link">azJjUTduQ</text:a><text:a xlink:type="simple" xlink:href="https://drive.google.com/file/d/0BxmOftu03uZxcjk2azJjUTduQ28/view?usp=sharing" text:style-name="Internet_20_link" text:visited-style-name="Visited_20_Internet_20_Link">28/</text:a><text:a xlink:type="simple" xlink:href="https://drive.google.com/file/d/0BxmOftu03uZxcjk2azJjUTduQ28/view?usp=sharing" text:style-name="Internet_20_link" text:visited-style-name="Visited_20_Internet_20_Link">view</text:a><text:a xlink:type="simple" xlink:href="https://drive.google.com/file/d/0BxmOftu03uZxcjk2azJjUTduQ28/view?usp=sharing" text:style-name="Internet_20_link" text:visited-style-name="Visited_20_Internet_20_Link">?</text:a><text:a xlink:type="simple" xlink:href="https://drive.google.com/file/d/0BxmOftu03uZxcjk2azJjUTduQ28/view?usp=sharing" text:style-name="Internet_20_link" text:visited-style-name="Visited_20_Internet_20_Link">usp</text:a><text:a xlink:type="simple" xlink:href="https://drive.google.com/file/d/0BxmOftu03uZxcjk2azJjUTduQ28/view?usp=sharing" text:style-name="Internet_20_link" text:visited-style-name="Visited_20_Internet_20_Link">=</text:a><text:a xlink:type="simple" xlink:href="https://drive.google.com/file/d/0BxmOftu03uZxcjk2azJjUTduQ28/view?usp=sharing" text:style-name="Internet_20_link" text:visited-style-name="Visited_20_Internet_20_Link">sharing</text:a></text:p>
      <text:p text:style-name="P1"/>
      <text:p text:style-name="P1">Obrazek 2: <text:a xlink:type="simple" xlink:href="https://drive.google.com/file/d/0BxmOftu03uZxakFXbXVFbWF5YWM/view?usp=sharing" text:style-name="Internet_20_link" text:visited-style-name="Visited_20_Internet_20_Link">https</text:a><text:a xlink:type="simple" xlink:href="https://drive.google.com/file/d/0BxmOftu03uZxakFXbXVFbWF5YWM/view?usp=sharing" text:style-name="Internet_20_link" text:visited-style-name="Visited_20_Internet_20_Link">://</text:a><text:a xlink:type="simple" xlink:href="https://drive.google.com/file/d/0BxmOftu03uZxakFXbXVFbWF5YWM/view?usp=sharing" text:style-name="Internet_20_link" text:visited-style-name="Visited_20_Internet_20_Link">drive</text:a><text:a xlink:type="simple" xlink:href="https://drive.google.com/file/d/0BxmOftu03uZxakFXbXVFbWF5YWM/view?usp=sharing" text:style-name="Internet_20_link" text:visited-style-name="Visited_20_Internet_20_Link">.</text:a><text:a xlink:type="simple" xlink:href="https://drive.google.com/file/d/0BxmOftu03uZxakFXbXVFbWF5YWM/view?usp=sharing" text:style-name="Internet_20_link" text:visited-style-name="Visited_20_Internet_20_Link">google</text:a><text:a xlink:type="simple" xlink:href="https://drive.google.com/file/d/0BxmOftu03uZxakFXbXVFbWF5YWM/view?usp=sharing" text:style-name="Internet_20_link" text:visited-style-name="Visited_20_Internet_20_Link">.</text:a><text:a xlink:type="simple" xlink:href="https://drive.google.com/file/d/0BxmOftu03uZxakFXbXVFbWF5YWM/view?usp=sharing" text:style-name="Internet_20_link" text:visited-style-name="Visited_20_Internet_20_Link">com</text:a><text:a xlink:type="simple" xlink:href="https://drive.google.com/file/d/0BxmOftu03uZxakFXbXVFbWF5YWM/view?usp=sharing" text:style-name="Internet_20_link" text:visited-style-name="Visited_20_Internet_20_Link">/</text:a><text:a xlink:type="simple" xlink:href="https://drive.google.com/file/d/0BxmOftu03uZxakFXbXVFbWF5YWM/view?usp=sharing" text:style-name="Internet_20_link" text:visited-style-name="Visited_20_Internet_20_Link">file</text:a><text:a xlink:type="simple" xlink:href="https://drive.google.com/file/d/0BxmOftu03uZxakFXbXVFbWF5YWM/view?usp=sharing" text:style-name="Internet_20_link" text:visited-style-name="Visited_20_Internet_20_Link">/</text:a><text:a xlink:type="simple" xlink:href="https://drive.google.com/file/d/0BxmOftu03uZxakFXbXVFbWF5YWM/view?usp=sharing" text:style-name="Internet_20_link" text:visited-style-name="Visited_20_Internet_20_Link">d</text:a><text:a xlink:type="simple" xlink:href="https://drive.google.com/file/d/0BxmOftu03uZxakFXbXVFbWF5YWM/view?usp=sharing" text:style-name="Internet_20_link" text:visited-style-name="Visited_20_Internet_20_Link">/0</text:a><text:a xlink:type="simple" xlink:href="https://drive.google.com/file/d/0BxmOftu03uZxakFXbXVFbWF5YWM/view?usp=sharing" text:style-name="Internet_20_link" text:visited-style-name="Visited_20_Internet_20_Link">BxmOftu</text:a><text:a xlink:type="simple" xlink:href="https://drive.google.com/file/d/0BxmOftu03uZxakFXbXVFbWF5YWM/view?usp=sharing" text:style-name="Internet_20_link" text:visited-style-name="Visited_20_Internet_20_Link">03</text:a><text:a xlink:type="simple" xlink:href="https://drive.google.com/file/d/0BxmOftu03uZxakFXbXVFbWF5YWM/view?usp=sharing" text:style-name="Internet_20_link" text:visited-style-name="Visited_20_Internet_20_Link">uZxakFXbXVFbWF</text:a><text:a xlink:type="simple" xlink:href="https://drive.google.com/file/d/0BxmOftu03uZxakFXbXVFbWF5YWM/view?usp=sharing" text:style-name="Internet_20_link" text:visited-style-name="Visited_20_Internet_20_Link">5</text:a><text:a xlink:type="simple" xlink:href="https://drive.google.com/file/d/0BxmOftu03uZxakFXbXVFbWF5YWM/view?usp=sharing" text:style-name="Internet_20_link" text:visited-style-name="Visited_20_Internet_20_Link">YWM</text:a><text:a xlink:type="simple" xlink:href="https://drive.google.com/file/d/0BxmOftu03uZxakFXbXVFbWF5YWM/view?usp=sharing" text:style-name="Internet_20_link" text:visited-style-name="Visited_20_Internet_20_Link">/</text:a><text:a xlink:type="simple" xlink:href="https://drive.google.com/file/d/0BxmOftu03uZxakFXbXVFbWF5YWM/view?usp=sharing" text:style-name="Internet_20_link" text:visited-style-name="Visited_20_Internet_20_Link">view</text:a><text:a xlink:type="simple" xlink:href="https://drive.google.com/file/d/0BxmOftu03uZxakFXbXVFbWF5YWM/view?usp=sharing" text:style-name="Internet_20_link" text:visited-style-name="Visited_20_Internet_20_Link">?</text:a><text:a xlink:type="simple" xlink:href="https://drive.google.com/file/d/0BxmOftu03uZxakFXbXVFbWF5YWM/view?usp=sharing" text:style-name="Internet_20_link" text:visited-style-name="Visited_20_Internet_20_Link">usp</text:a><text:a xlink:type="simple" xlink:href="https://drive.google.com/file/d/0BxmOftu03uZxakFXbXVFbWF5YWM/view?usp=sharing" text:style-name="Internet_20_link" text:visited-style-name="Visited_20_Internet_20_Link">=</text:a><text:a xlink:type="simple" xlink:href="https://drive.google.com/file/d/0BxmOftu03uZxakFXbXVFbWF5YWM/view?usp=sharing" text:style-name="Internet_20_link" text:visited-style-name="Visited_20_Internet_20_Link">sharing</text:a></text:p>
      <text:p text:style-name="P1"/>
      <text:p text:style-name="P1"/>
      <text:p text:style-name="P1">Obrazek 3: <text:a xlink:type="simple" xlink:href="https://drive.google.com/file/d/0BxmOftu03uZxQmtMdnZrMWhsNDg/view?usp=sharing" text:style-name="Internet_20_link" text:visited-style-name="Visited_20_Internet_20_Link">https</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drive</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google</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com</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file</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d</text:a><text:a xlink:type="simple" xlink:href="https://drive.google.com/file/d/0BxmOftu03uZxQmtMdnZrMWhsNDg/view?usp=sharing" text:style-name="Internet_20_link" text:visited-style-name="Visited_20_Internet_20_Link">/0</text:a><text:a xlink:type="simple" xlink:href="https://drive.google.com/file/d/0BxmOftu03uZxQmtMdnZrMWhsNDg/view?usp=sharing" text:style-name="Internet_20_link" text:visited-style-name="Visited_20_Internet_20_Link">BxmOftu</text:a><text:a xlink:type="simple" xlink:href="https://drive.google.com/file/d/0BxmOftu03uZxQmtMdnZrMWhsNDg/view?usp=sharing" text:style-name="Internet_20_link" text:visited-style-name="Visited_20_Internet_20_Link">03</text:a><text:a xlink:type="simple" xlink:href="https://drive.google.com/file/d/0BxmOftu03uZxQmtMdnZrMWhsNDg/view?usp=sharing" text:style-name="Internet_20_link" text:visited-style-name="Visited_20_Internet_20_Link">uZxQmtMdnZrMWhsNDg</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view</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usp</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sharing</text:a></text:p>
      <text:p text:style-name="P1"/>
      <text:p text:style-name="P1"/>
      <text:p text:style-name="P1">Obrazek 4: <text:a xlink:type="simple" xlink:href="https://drive.google.com/file/d/0BxmOftu03uZxQmtMdnZrMWhsNDg/view?usp=sharing" text:style-name="Internet_20_link" text:visited-style-name="Visited_20_Internet_20_Link">https</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drive</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google</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com</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file</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d</text:a><text:a xlink:type="simple" xlink:href="https://drive.google.com/file/d/0BxmOftu03uZxQmtMdnZrMWhsNDg/view?usp=sharing" text:style-name="Internet_20_link" text:visited-style-name="Visited_20_Internet_20_Link">/0</text:a><text:a xlink:type="simple" xlink:href="https://drive.google.com/file/d/0BxmOftu03uZxQmtMdnZrMWhsNDg/view?usp=sharing" text:style-name="Internet_20_link" text:visited-style-name="Visited_20_Internet_20_Link">BxmOftu</text:a><text:a xlink:type="simple" xlink:href="https://drive.google.com/file/d/0BxmOftu03uZxQmtMdnZrMWhsNDg/view?usp=sharing" text:style-name="Internet_20_link" text:visited-style-name="Visited_20_Internet_20_Link">03</text:a><text:a xlink:type="simple" xlink:href="https://drive.google.com/file/d/0BxmOftu03uZxQmtMdnZrMWhsNDg/view?usp=sharing" text:style-name="Internet_20_link" text:visited-style-name="Visited_20_Internet_20_Link">uZxQmtMdnZrMWhsNDg</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view</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usp</text:a><text:a xlink:type="simple" xlink:href="https://drive.google.com/file/d/0BxmOftu03uZxQmtMdnZrMWhsNDg/view?usp=sharing" text:style-name="Internet_20_link" text:visited-style-name="Visited_20_Internet_20_Link">=</text:a><text:a xlink:type="simple" xlink:href="https://drive.google.com/file/d/0BxmOftu03uZxQmtMdnZrMWhsNDg/view?usp=sharing" text:style-name="Internet_20_link" text:visited-style-name="Visited_20_Internet_20_Link">sharing</text:a></text:p>
      <text:p text:style-name="P1"/>
      <text:p text:style-name="P1"/>
      <text:p text:style-name="P1"><text:soft-page-break/>Obrazek 5: <text:a xlink:type="simple" xlink:href="https://drive.google.com/file/d/0BxmOftu03uZxczBnWmt5ZzBJMWc/view?usp=sharing" text:style-name="Internet_20_link" text:visited-style-name="Visited_20_Internet_20_Link">https</text:a><text:a xlink:type="simple" xlink:href="https://drive.google.com/file/d/0BxmOftu03uZxczBnWmt5ZzBJMWc/view?usp=sharing" text:style-name="Internet_20_link" text:visited-style-name="Visited_20_Internet_20_Link">://</text:a><text:a xlink:type="simple" xlink:href="https://drive.google.com/file/d/0BxmOftu03uZxczBnWmt5ZzBJMWc/view?usp=sharing" text:style-name="Internet_20_link" text:visited-style-name="Visited_20_Internet_20_Link">drive</text:a><text:a xlink:type="simple" xlink:href="https://drive.google.com/file/d/0BxmOftu03uZxczBnWmt5ZzBJMWc/view?usp=sharing" text:style-name="Internet_20_link" text:visited-style-name="Visited_20_Internet_20_Link">.</text:a><text:a xlink:type="simple" xlink:href="https://drive.google.com/file/d/0BxmOftu03uZxczBnWmt5ZzBJMWc/view?usp=sharing" text:style-name="Internet_20_link" text:visited-style-name="Visited_20_Internet_20_Link">google</text:a><text:a xlink:type="simple" xlink:href="https://drive.google.com/file/d/0BxmOftu03uZxczBnWmt5ZzBJMWc/view?usp=sharing" text:style-name="Internet_20_link" text:visited-style-name="Visited_20_Internet_20_Link">.</text:a><text:a xlink:type="simple" xlink:href="https://drive.google.com/file/d/0BxmOftu03uZxczBnWmt5ZzBJMWc/view?usp=sharing" text:style-name="Internet_20_link" text:visited-style-name="Visited_20_Internet_20_Link">com</text:a><text:a xlink:type="simple" xlink:href="https://drive.google.com/file/d/0BxmOftu03uZxczBnWmt5ZzBJMWc/view?usp=sharing" text:style-name="Internet_20_link" text:visited-style-name="Visited_20_Internet_20_Link">/</text:a><text:a xlink:type="simple" xlink:href="https://drive.google.com/file/d/0BxmOftu03uZxczBnWmt5ZzBJMWc/view?usp=sharing" text:style-name="Internet_20_link" text:visited-style-name="Visited_20_Internet_20_Link">file</text:a><text:a xlink:type="simple" xlink:href="https://drive.google.com/file/d/0BxmOftu03uZxczBnWmt5ZzBJMWc/view?usp=sharing" text:style-name="Internet_20_link" text:visited-style-name="Visited_20_Internet_20_Link">/</text:a><text:a xlink:type="simple" xlink:href="https://drive.google.com/file/d/0BxmOftu03uZxczBnWmt5ZzBJMWc/view?usp=sharing" text:style-name="Internet_20_link" text:visited-style-name="Visited_20_Internet_20_Link">d</text:a><text:a xlink:type="simple" xlink:href="https://drive.google.com/file/d/0BxmOftu03uZxczBnWmt5ZzBJMWc/view?usp=sharing" text:style-name="Internet_20_link" text:visited-style-name="Visited_20_Internet_20_Link">/0</text:a><text:a xlink:type="simple" xlink:href="https://drive.google.com/file/d/0BxmOftu03uZxczBnWmt5ZzBJMWc/view?usp=sharing" text:style-name="Internet_20_link" text:visited-style-name="Visited_20_Internet_20_Link">BxmOftu</text:a><text:a xlink:type="simple" xlink:href="https://drive.google.com/file/d/0BxmOftu03uZxczBnWmt5ZzBJMWc/view?usp=sharing" text:style-name="Internet_20_link" text:visited-style-name="Visited_20_Internet_20_Link">03</text:a><text:a xlink:type="simple" xlink:href="https://drive.google.com/file/d/0BxmOftu03uZxczBnWmt5ZzBJMWc/view?usp=sharing" text:style-name="Internet_20_link" text:visited-style-name="Visited_20_Internet_20_Link">uZxczBnWmt</text:a><text:a xlink:type="simple" xlink:href="https://drive.google.com/file/d/0BxmOftu03uZxczBnWmt5ZzBJMWc/view?usp=sharing" text:style-name="Internet_20_link" text:visited-style-name="Visited_20_Internet_20_Link">5</text:a><text:a xlink:type="simple" xlink:href="https://drive.google.com/file/d/0BxmOftu03uZxczBnWmt5ZzBJMWc/view?usp=sharing" text:style-name="Internet_20_link" text:visited-style-name="Visited_20_Internet_20_Link">ZzBJMWc</text:a><text:a xlink:type="simple" xlink:href="https://drive.google.com/file/d/0BxmOftu03uZxczBnWmt5ZzBJMWc/view?usp=sharing" text:style-name="Internet_20_link" text:visited-style-name="Visited_20_Internet_20_Link">/</text:a><text:a xlink:type="simple" xlink:href="https://drive.google.com/file/d/0BxmOftu03uZxczBnWmt5ZzBJMWc/view?usp=sharing" text:style-name="Internet_20_link" text:visited-style-name="Visited_20_Internet_20_Link">view</text:a><text:a xlink:type="simple" xlink:href="https://drive.google.com/file/d/0BxmOftu03uZxczBnWmt5ZzBJMWc/view?usp=sharing" text:style-name="Internet_20_link" text:visited-style-name="Visited_20_Internet_20_Link">?</text:a><text:a xlink:type="simple" xlink:href="https://drive.google.com/file/d/0BxmOftu03uZxczBnWmt5ZzBJMWc/view?usp=sharing" text:style-name="Internet_20_link" text:visited-style-name="Visited_20_Internet_20_Link">usp</text:a><text:a xlink:type="simple" xlink:href="https://drive.google.com/file/d/0BxmOftu03uZxczBnWmt5ZzBJMWc/view?usp=sharing" text:style-name="Internet_20_link" text:visited-style-name="Visited_20_Internet_20_Link">=</text:a><text:a xlink:type="simple" xlink:href="https://drive.google.com/file/d/0BxmOftu03uZxczBnWmt5ZzBJMWc/view?usp=sharing" text:style-name="Internet_20_link" text:visited-style-name="Visited_20_Internet_20_Link">sharing</text:a></text:p>
      <text:p text:style-name="P1"/>
      <text:p text:style-name="P1"/>
      <text:p text:style-name="P1">Obrazek 6: <text:a xlink:type="simple" xlink:href="https://drive.google.com/file/d/0BxmOftu03uZxMTMyNlRNYmx4R1k/view?usp=sharing" text:style-name="Internet_20_link" text:visited-style-name="Visited_20_Internet_20_Link">https</text:a><text:a xlink:type="simple" xlink:href="https://drive.google.com/file/d/0BxmOftu03uZxMTMyNlRNYmx4R1k/view?usp=sharing" text:style-name="Internet_20_link" text:visited-style-name="Visited_20_Internet_20_Link">://</text:a><text:a xlink:type="simple" xlink:href="https://drive.google.com/file/d/0BxmOftu03uZxMTMyNlRNYmx4R1k/view?usp=sharing" text:style-name="Internet_20_link" text:visited-style-name="Visited_20_Internet_20_Link">drive</text:a><text:a xlink:type="simple" xlink:href="https://drive.google.com/file/d/0BxmOftu03uZxMTMyNlRNYmx4R1k/view?usp=sharing" text:style-name="Internet_20_link" text:visited-style-name="Visited_20_Internet_20_Link">.</text:a><text:a xlink:type="simple" xlink:href="https://drive.google.com/file/d/0BxmOftu03uZxMTMyNlRNYmx4R1k/view?usp=sharing" text:style-name="Internet_20_link" text:visited-style-name="Visited_20_Internet_20_Link">google</text:a><text:a xlink:type="simple" xlink:href="https://drive.google.com/file/d/0BxmOftu03uZxMTMyNlRNYmx4R1k/view?usp=sharing" text:style-name="Internet_20_link" text:visited-style-name="Visited_20_Internet_20_Link">.</text:a><text:a xlink:type="simple" xlink:href="https://drive.google.com/file/d/0BxmOftu03uZxMTMyNlRNYmx4R1k/view?usp=sharing" text:style-name="Internet_20_link" text:visited-style-name="Visited_20_Internet_20_Link">com</text:a><text:a xlink:type="simple" xlink:href="https://drive.google.com/file/d/0BxmOftu03uZxMTMyNlRNYmx4R1k/view?usp=sharing" text:style-name="Internet_20_link" text:visited-style-name="Visited_20_Internet_20_Link">/</text:a><text:a xlink:type="simple" xlink:href="https://drive.google.com/file/d/0BxmOftu03uZxMTMyNlRNYmx4R1k/view?usp=sharing" text:style-name="Internet_20_link" text:visited-style-name="Visited_20_Internet_20_Link">file</text:a><text:a xlink:type="simple" xlink:href="https://drive.google.com/file/d/0BxmOftu03uZxMTMyNlRNYmx4R1k/view?usp=sharing" text:style-name="Internet_20_link" text:visited-style-name="Visited_20_Internet_20_Link">/</text:a><text:a xlink:type="simple" xlink:href="https://drive.google.com/file/d/0BxmOftu03uZxMTMyNlRNYmx4R1k/view?usp=sharing" text:style-name="Internet_20_link" text:visited-style-name="Visited_20_Internet_20_Link">d</text:a><text:a xlink:type="simple" xlink:href="https://drive.google.com/file/d/0BxmOftu03uZxMTMyNlRNYmx4R1k/view?usp=sharing" text:style-name="Internet_20_link" text:visited-style-name="Visited_20_Internet_20_Link">/0</text:a><text:a xlink:type="simple" xlink:href="https://drive.google.com/file/d/0BxmOftu03uZxMTMyNlRNYmx4R1k/view?usp=sharing" text:style-name="Internet_20_link" text:visited-style-name="Visited_20_Internet_20_Link">BxmOftu</text:a><text:a xlink:type="simple" xlink:href="https://drive.google.com/file/d/0BxmOftu03uZxMTMyNlRNYmx4R1k/view?usp=sharing" text:style-name="Internet_20_link" text:visited-style-name="Visited_20_Internet_20_Link">03</text:a><text:a xlink:type="simple" xlink:href="https://drive.google.com/file/d/0BxmOftu03uZxMTMyNlRNYmx4R1k/view?usp=sharing" text:style-name="Internet_20_link" text:visited-style-name="Visited_20_Internet_20_Link">uZxMTMyNlRNYmx</text:a><text:a xlink:type="simple" xlink:href="https://drive.google.com/file/d/0BxmOftu03uZxMTMyNlRNYmx4R1k/view?usp=sharing" text:style-name="Internet_20_link" text:visited-style-name="Visited_20_Internet_20_Link">4</text:a><text:a xlink:type="simple" xlink:href="https://drive.google.com/file/d/0BxmOftu03uZxMTMyNlRNYmx4R1k/view?usp=sharing" text:style-name="Internet_20_link" text:visited-style-name="Visited_20_Internet_20_Link">R</text:a><text:a xlink:type="simple" xlink:href="https://drive.google.com/file/d/0BxmOftu03uZxMTMyNlRNYmx4R1k/view?usp=sharing" text:style-name="Internet_20_link" text:visited-style-name="Visited_20_Internet_20_Link">1</text:a><text:a xlink:type="simple" xlink:href="https://drive.google.com/file/d/0BxmOftu03uZxMTMyNlRNYmx4R1k/view?usp=sharing" text:style-name="Internet_20_link" text:visited-style-name="Visited_20_Internet_20_Link">k</text:a><text:a xlink:type="simple" xlink:href="https://drive.google.com/file/d/0BxmOftu03uZxMTMyNlRNYmx4R1k/view?usp=sharing" text:style-name="Internet_20_link" text:visited-style-name="Visited_20_Internet_20_Link">/</text:a><text:a xlink:type="simple" xlink:href="https://drive.google.com/file/d/0BxmOftu03uZxMTMyNlRNYmx4R1k/view?usp=sharing" text:style-name="Internet_20_link" text:visited-style-name="Visited_20_Internet_20_Link">view</text:a><text:a xlink:type="simple" xlink:href="https://drive.google.com/file/d/0BxmOftu03uZxMTMyNlRNYmx4R1k/view?usp=sharing" text:style-name="Internet_20_link" text:visited-style-name="Visited_20_Internet_20_Link">?</text:a><text:a xlink:type="simple" xlink:href="https://drive.google.com/file/d/0BxmOftu03uZxMTMyNlRNYmx4R1k/view?usp=sharing" text:style-name="Internet_20_link" text:visited-style-name="Visited_20_Internet_20_Link">usp</text:a><text:a xlink:type="simple" xlink:href="https://drive.google.com/file/d/0BxmOftu03uZxMTMyNlRNYmx4R1k/view?usp=sharing" text:style-name="Internet_20_link" text:visited-style-name="Visited_20_Internet_20_Link">=</text:a><text:a xlink:type="simple" xlink:href="https://drive.google.com/file/d/0BxmOftu03uZxMTMyNlRNYmx4R1k/view?usp=sharing" text:style-name="Internet_20_link" text:visited-style-name="Visited_20_Internet_20_Link">sharing</text:a></text:p>
      <text:p text:style-name="P1"/>
      <text:p text:style-name="P1"/>
      <text:p text:style-name="P1">Obrazek 7: <text:a xlink:type="simple" xlink:href="https://drive.google.com/file/d/0BxmOftu03uZxZ0VqX0szQWdtck0/view?usp=sharing" text:style-name="Internet_20_link" text:visited-style-name="Visited_20_Internet_20_Link">https</text:a><text:a xlink:type="simple" xlink:href="https://drive.google.com/file/d/0BxmOftu03uZxZ0VqX0szQWdtck0/view?usp=sharing" text:style-name="Internet_20_link" text:visited-style-name="Visited_20_Internet_20_Link">://</text:a><text:a xlink:type="simple" xlink:href="https://drive.google.com/file/d/0BxmOftu03uZxZ0VqX0szQWdtck0/view?usp=sharing" text:style-name="Internet_20_link" text:visited-style-name="Visited_20_Internet_20_Link">drive</text:a><text:a xlink:type="simple" xlink:href="https://drive.google.com/file/d/0BxmOftu03uZxZ0VqX0szQWdtck0/view?usp=sharing" text:style-name="Internet_20_link" text:visited-style-name="Visited_20_Internet_20_Link">.</text:a><text:a xlink:type="simple" xlink:href="https://drive.google.com/file/d/0BxmOftu03uZxZ0VqX0szQWdtck0/view?usp=sharing" text:style-name="Internet_20_link" text:visited-style-name="Visited_20_Internet_20_Link">google</text:a><text:a xlink:type="simple" xlink:href="https://drive.google.com/file/d/0BxmOftu03uZxZ0VqX0szQWdtck0/view?usp=sharing" text:style-name="Internet_20_link" text:visited-style-name="Visited_20_Internet_20_Link">.</text:a><text:a xlink:type="simple" xlink:href="https://drive.google.com/file/d/0BxmOftu03uZxZ0VqX0szQWdtck0/view?usp=sharing" text:style-name="Internet_20_link" text:visited-style-name="Visited_20_Internet_20_Link">com</text:a><text:a xlink:type="simple" xlink:href="https://drive.google.com/file/d/0BxmOftu03uZxZ0VqX0szQWdtck0/view?usp=sharing" text:style-name="Internet_20_link" text:visited-style-name="Visited_20_Internet_20_Link">/</text:a><text:a xlink:type="simple" xlink:href="https://drive.google.com/file/d/0BxmOftu03uZxZ0VqX0szQWdtck0/view?usp=sharing" text:style-name="Internet_20_link" text:visited-style-name="Visited_20_Internet_20_Link">file</text:a><text:a xlink:type="simple" xlink:href="https://drive.google.com/file/d/0BxmOftu03uZxZ0VqX0szQWdtck0/view?usp=sharing" text:style-name="Internet_20_link" text:visited-style-name="Visited_20_Internet_20_Link">/</text:a><text:a xlink:type="simple" xlink:href="https://drive.google.com/file/d/0BxmOftu03uZxZ0VqX0szQWdtck0/view?usp=sharing" text:style-name="Internet_20_link" text:visited-style-name="Visited_20_Internet_20_Link">d</text:a><text:a xlink:type="simple" xlink:href="https://drive.google.com/file/d/0BxmOftu03uZxZ0VqX0szQWdtck0/view?usp=sharing" text:style-name="Internet_20_link" text:visited-style-name="Visited_20_Internet_20_Link">/0</text:a><text:a xlink:type="simple" xlink:href="https://drive.google.com/file/d/0BxmOftu03uZxZ0VqX0szQWdtck0/view?usp=sharing" text:style-name="Internet_20_link" text:visited-style-name="Visited_20_Internet_20_Link">BxmOftu</text:a><text:a xlink:type="simple" xlink:href="https://drive.google.com/file/d/0BxmOftu03uZxZ0VqX0szQWdtck0/view?usp=sharing" text:style-name="Internet_20_link" text:visited-style-name="Visited_20_Internet_20_Link">03</text:a><text:a xlink:type="simple" xlink:href="https://drive.google.com/file/d/0BxmOftu03uZxZ0VqX0szQWdtck0/view?usp=sharing" text:style-name="Internet_20_link" text:visited-style-name="Visited_20_Internet_20_Link">uZxZ</text:a><text:a xlink:type="simple" xlink:href="https://drive.google.com/file/d/0BxmOftu03uZxZ0VqX0szQWdtck0/view?usp=sharing" text:style-name="Internet_20_link" text:visited-style-name="Visited_20_Internet_20_Link">0</text:a><text:a xlink:type="simple" xlink:href="https://drive.google.com/file/d/0BxmOftu03uZxZ0VqX0szQWdtck0/view?usp=sharing" text:style-name="Internet_20_link" text:visited-style-name="Visited_20_Internet_20_Link">VqX</text:a><text:a xlink:type="simple" xlink:href="https://drive.google.com/file/d/0BxmOftu03uZxZ0VqX0szQWdtck0/view?usp=sharing" text:style-name="Internet_20_link" text:visited-style-name="Visited_20_Internet_20_Link">0</text:a><text:a xlink:type="simple" xlink:href="https://drive.google.com/file/d/0BxmOftu03uZxZ0VqX0szQWdtck0/view?usp=sharing" text:style-name="Internet_20_link" text:visited-style-name="Visited_20_Internet_20_Link">szQWdtck</text:a><text:a xlink:type="simple" xlink:href="https://drive.google.com/file/d/0BxmOftu03uZxZ0VqX0szQWdtck0/view?usp=sharing" text:style-name="Internet_20_link" text:visited-style-name="Visited_20_Internet_20_Link">0/</text:a><text:a xlink:type="simple" xlink:href="https://drive.google.com/file/d/0BxmOftu03uZxZ0VqX0szQWdtck0/view?usp=sharing" text:style-name="Internet_20_link" text:visited-style-name="Visited_20_Internet_20_Link">view</text:a><text:a xlink:type="simple" xlink:href="https://drive.google.com/file/d/0BxmOftu03uZxZ0VqX0szQWdtck0/view?usp=sharing" text:style-name="Internet_20_link" text:visited-style-name="Visited_20_Internet_20_Link">?</text:a><text:a xlink:type="simple" xlink:href="https://drive.google.com/file/d/0BxmOftu03uZxZ0VqX0szQWdtck0/view?usp=sharing" text:style-name="Internet_20_link" text:visited-style-name="Visited_20_Internet_20_Link">usp</text:a><text:a xlink:type="simple" xlink:href="https://drive.google.com/file/d/0BxmOftu03uZxZ0VqX0szQWdtck0/view?usp=sharing" text:style-name="Internet_20_link" text:visited-style-name="Visited_20_Internet_20_Link">=</text:a><text:a xlink:type="simple" xlink:href="https://drive.google.com/file/d/0BxmOftu03uZxZ0VqX0szQWdtck0/view?usp=sharing" text:style-name="Internet_20_link" text:visited-style-name="Visited_20_Internet_20_Link">sharing</text:a></text:p>
      <text:p text:style-name="P1"/>
      <text:p text:style-name="P1"/>
      <text:p text:style-name="P1">Obrazek 8: <text:a xlink:type="simple" xlink:href="https://drive.google.com/file/d/0BxmOftu03uZxeW5nb2J0Zkw5Y1k/view?usp=sharing" text:style-name="Internet_20_link" text:visited-style-name="Visited_20_Internet_20_Link">https</text:a><text:a xlink:type="simple" xlink:href="https://drive.google.com/file/d/0BxmOftu03uZxeW5nb2J0Zkw5Y1k/view?usp=sharing" text:style-name="Internet_20_link" text:visited-style-name="Visited_20_Internet_20_Link">://</text:a><text:a xlink:type="simple" xlink:href="https://drive.google.com/file/d/0BxmOftu03uZxeW5nb2J0Zkw5Y1k/view?usp=sharing" text:style-name="Internet_20_link" text:visited-style-name="Visited_20_Internet_20_Link">drive</text:a><text:a xlink:type="simple" xlink:href="https://drive.google.com/file/d/0BxmOftu03uZxeW5nb2J0Zkw5Y1k/view?usp=sharing" text:style-name="Internet_20_link" text:visited-style-name="Visited_20_Internet_20_Link">.</text:a><text:a xlink:type="simple" xlink:href="https://drive.google.com/file/d/0BxmOftu03uZxeW5nb2J0Zkw5Y1k/view?usp=sharing" text:style-name="Internet_20_link" text:visited-style-name="Visited_20_Internet_20_Link">google</text:a><text:a xlink:type="simple" xlink:href="https://drive.google.com/file/d/0BxmOftu03uZxeW5nb2J0Zkw5Y1k/view?usp=sharing" text:style-name="Internet_20_link" text:visited-style-name="Visited_20_Internet_20_Link">.</text:a><text:a xlink:type="simple" xlink:href="https://drive.google.com/file/d/0BxmOftu03uZxeW5nb2J0Zkw5Y1k/view?usp=sharing" text:style-name="Internet_20_link" text:visited-style-name="Visited_20_Internet_20_Link">com</text:a><text:a xlink:type="simple" xlink:href="https://drive.google.com/file/d/0BxmOftu03uZxeW5nb2J0Zkw5Y1k/view?usp=sharing" text:style-name="Internet_20_link" text:visited-style-name="Visited_20_Internet_20_Link">/</text:a><text:a xlink:type="simple" xlink:href="https://drive.google.com/file/d/0BxmOftu03uZxeW5nb2J0Zkw5Y1k/view?usp=sharing" text:style-name="Internet_20_link" text:visited-style-name="Visited_20_Internet_20_Link">file</text:a><text:a xlink:type="simple" xlink:href="https://drive.google.com/file/d/0BxmOftu03uZxeW5nb2J0Zkw5Y1k/view?usp=sharing" text:style-name="Internet_20_link" text:visited-style-name="Visited_20_Internet_20_Link">/</text:a><text:a xlink:type="simple" xlink:href="https://drive.google.com/file/d/0BxmOftu03uZxeW5nb2J0Zkw5Y1k/view?usp=sharing" text:style-name="Internet_20_link" text:visited-style-name="Visited_20_Internet_20_Link">d</text:a><text:a xlink:type="simple" xlink:href="https://drive.google.com/file/d/0BxmOftu03uZxeW5nb2J0Zkw5Y1k/view?usp=sharing" text:style-name="Internet_20_link" text:visited-style-name="Visited_20_Internet_20_Link">/0</text:a><text:a xlink:type="simple" xlink:href="https://drive.google.com/file/d/0BxmOftu03uZxeW5nb2J0Zkw5Y1k/view?usp=sharing" text:style-name="Internet_20_link" text:visited-style-name="Visited_20_Internet_20_Link">BxmOftu</text:a><text:a xlink:type="simple" xlink:href="https://drive.google.com/file/d/0BxmOftu03uZxeW5nb2J0Zkw5Y1k/view?usp=sharing" text:style-name="Internet_20_link" text:visited-style-name="Visited_20_Internet_20_Link">03</text:a><text:a xlink:type="simple" xlink:href="https://drive.google.com/file/d/0BxmOftu03uZxeW5nb2J0Zkw5Y1k/view?usp=sharing" text:style-name="Internet_20_link" text:visited-style-name="Visited_20_Internet_20_Link">uZxeW</text:a><text:a xlink:type="simple" xlink:href="https://drive.google.com/file/d/0BxmOftu03uZxeW5nb2J0Zkw5Y1k/view?usp=sharing" text:style-name="Internet_20_link" text:visited-style-name="Visited_20_Internet_20_Link">5</text:a><text:a xlink:type="simple" xlink:href="https://drive.google.com/file/d/0BxmOftu03uZxeW5nb2J0Zkw5Y1k/view?usp=sharing" text:style-name="Internet_20_link" text:visited-style-name="Visited_20_Internet_20_Link">nb</text:a><text:a xlink:type="simple" xlink:href="https://drive.google.com/file/d/0BxmOftu03uZxeW5nb2J0Zkw5Y1k/view?usp=sharing" text:style-name="Internet_20_link" text:visited-style-name="Visited_20_Internet_20_Link">2</text:a><text:a xlink:type="simple" xlink:href="https://drive.google.com/file/d/0BxmOftu03uZxeW5nb2J0Zkw5Y1k/view?usp=sharing" text:style-name="Internet_20_link" text:visited-style-name="Visited_20_Internet_20_Link">J</text:a><text:a xlink:type="simple" xlink:href="https://drive.google.com/file/d/0BxmOftu03uZxeW5nb2J0Zkw5Y1k/view?usp=sharing" text:style-name="Internet_20_link" text:visited-style-name="Visited_20_Internet_20_Link">0</text:a><text:a xlink:type="simple" xlink:href="https://drive.google.com/file/d/0BxmOftu03uZxeW5nb2J0Zkw5Y1k/view?usp=sharing" text:style-name="Internet_20_link" text:visited-style-name="Visited_20_Internet_20_Link">Zkw</text:a><text:a xlink:type="simple" xlink:href="https://drive.google.com/file/d/0BxmOftu03uZxeW5nb2J0Zkw5Y1k/view?usp=sharing" text:style-name="Internet_20_link" text:visited-style-name="Visited_20_Internet_20_Link">5</text:a><text:a xlink:type="simple" xlink:href="https://drive.google.com/file/d/0BxmOftu03uZxeW5nb2J0Zkw5Y1k/view?usp=sharing" text:style-name="Internet_20_link" text:visited-style-name="Visited_20_Internet_20_Link">Y</text:a><text:a xlink:type="simple" xlink:href="https://drive.google.com/file/d/0BxmOftu03uZxeW5nb2J0Zkw5Y1k/view?usp=sharing" text:style-name="Internet_20_link" text:visited-style-name="Visited_20_Internet_20_Link">1</text:a><text:a xlink:type="simple" xlink:href="https://drive.google.com/file/d/0BxmOftu03uZxeW5nb2J0Zkw5Y1k/view?usp=sharing" text:style-name="Internet_20_link" text:visited-style-name="Visited_20_Internet_20_Link">k</text:a><text:a xlink:type="simple" xlink:href="https://drive.google.com/file/d/0BxmOftu03uZxeW5nb2J0Zkw5Y1k/view?usp=sharing" text:style-name="Internet_20_link" text:visited-style-name="Visited_20_Internet_20_Link">/</text:a><text:a xlink:type="simple" xlink:href="https://drive.google.com/file/d/0BxmOftu03uZxeW5nb2J0Zkw5Y1k/view?usp=sharing" text:style-name="Internet_20_link" text:visited-style-name="Visited_20_Internet_20_Link">view</text:a><text:a xlink:type="simple" xlink:href="https://drive.google.com/file/d/0BxmOftu03uZxeW5nb2J0Zkw5Y1k/view?usp=sharing" text:style-name="Internet_20_link" text:visited-style-name="Visited_20_Internet_20_Link">?</text:a><text:a xlink:type="simple" xlink:href="https://drive.google.com/file/d/0BxmOftu03uZxeW5nb2J0Zkw5Y1k/view?usp=sharing" text:style-name="Internet_20_link" text:visited-style-name="Visited_20_Internet_20_Link">usp</text:a><text:a xlink:type="simple" xlink:href="https://drive.google.com/file/d/0BxmOftu03uZxeW5nb2J0Zkw5Y1k/view?usp=sharing" text:style-name="Internet_20_link" text:visited-style-name="Visited_20_Internet_20_Link">=</text:a><text:a xlink:type="simple" xlink:href="https://drive.google.com/file/d/0BxmOftu03uZxeW5nb2J0Zkw5Y1k/view?usp=sharing" text:style-name="Internet_20_link" text:visited-style-name="Visited_20_Internet_20_Link">sharing</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6T01:21:38.337000000</dc:date>
    <meta:editing-duration>PT4H27M36S</meta:editing-duration>
    <meta:document-statistic meta:table-count="0" meta:image-count="0" meta:object-count="0" meta:page-count="8" meta:paragraph-count="46" meta:word-count="3496" meta:character-count="23809" meta:non-whitespace-character-count="20345"/>
  </office:meta>
</office:document-meta>
</file>